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officeooo:rsid="0001c67e" officeooo:paragraph-rsid="0001c67e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in"/>
        </style:tab-stops>
      </style:paragraph-properties>
      <style:text-properties officeooo:rsid="0001c67e" officeooo:paragraph-rsid="0001c67e"/>
    </style:style>
    <style:style style:name="P3" style:family="paragraph" style:parent-style-name="Standard">
      <loext:graphic-properties draw:fill="none"/>
      <style:paragraph-properties fo:margin-left="1.0618in" fo:margin-right="0in" fo:text-indent="-0.5618in" style:auto-text-indent="false" fo:background-color="transparent">
        <style:tab-stops>
          <style:tab-stop style:position="0in"/>
        </style:tab-stops>
      </style:paragraph-properties>
      <style:text-properties officeooo:rsid="0001c67e" officeooo:paragraph-rsid="0001c67e"/>
    </style:style>
    <style:style style:name="P4" style:family="paragraph" style:parent-style-name="Standard">
      <loext:graphic-properties draw:fill="none"/>
      <style:paragraph-properties fo:margin-left="1.0618in" fo:margin-right="0in" fo:text-indent="-0.5618in" style:auto-text-indent="false" fo:background-color="transparent">
        <style:tab-stops>
          <style:tab-stop style:position="0in"/>
        </style:tab-stops>
      </style:paragraph-properties>
      <style:text-properties officeooo:rsid="0001c67e" officeooo:paragraph-rsid="0001e04a"/>
    </style:style>
    <style:style style:name="P5" style:family="paragraph" style:parent-style-name="Standard">
      <loext:graphic-properties draw:fill="none"/>
      <style:paragraph-properties fo:margin-left="1.0618in" fo:margin-right="0in" fo:text-indent="-0.5618in" style:auto-text-indent="false" fo:background-color="transparent">
        <style:tab-stops>
          <style:tab-stop style:position="0in"/>
        </style:tab-stops>
      </style:paragraph-properties>
      <style:text-properties officeooo:rsid="00039ad2" officeooo:paragraph-rsid="00039ad2"/>
    </style:style>
    <style:style style:name="P6" style:family="paragraph" style:parent-style-name="Standard">
      <loext:graphic-properties draw:fill="none"/>
      <style:paragraph-properties fo:margin-left="1.0618in" fo:margin-right="0in" fo:text-indent="-0.5618in" style:auto-text-indent="false" fo:background-color="transparent">
        <style:tab-stops>
          <style:tab-stop style:position="0in"/>
        </style:tab-stops>
      </style:paragraph-properties>
      <style:text-properties officeooo:rsid="0004dadd" officeooo:paragraph-rsid="0004dadd"/>
    </style:style>
    <style:style style:name="P7" style:family="paragraph" style:parent-style-name="Standard">
      <loext:graphic-properties draw:fill="none"/>
      <style:paragraph-properties fo:margin-left="0.5in" fo:margin-right="0in" fo:text-indent="0in" style:auto-text-indent="false" fo:background-color="transparent">
        <style:tab-stops>
          <style:tab-stop style:position="0in"/>
        </style:tab-stops>
      </style:paragraph-properties>
      <style:text-properties officeooo:rsid="0008fda4" officeooo:paragraph-rsid="0001c67e"/>
    </style:style>
    <style:style style:name="P8" style:family="paragraph" style:parent-style-name="Standard" style:list-style-name="L2">
      <loext:graphic-properties draw:fill="none"/>
      <style:paragraph-properties fo:background-color="transparent">
        <style:tab-stops>
          <style:tab-stop style:position="0in"/>
        </style:tab-stops>
      </style:paragraph-properties>
      <style:text-properties officeooo:rsid="0001c67e" officeooo:paragraph-rsid="0008fda4"/>
    </style:style>
    <style:style style:name="P9" style:family="paragraph" style:parent-style-name="Standard" style:list-style-name="L2">
      <loext:graphic-properties draw:fill="none"/>
      <style:paragraph-properties fo:background-color="transparent">
        <style:tab-stops>
          <style:tab-stop style:position="0in"/>
        </style:tab-stops>
      </style:paragraph-properties>
      <style:text-properties officeooo:rsid="0001c67e" officeooo:paragraph-rsid="0001c67e"/>
    </style:style>
    <style:style style:name="P10" style:family="paragraph" style:parent-style-name="Standard" style:list-style-name="L2">
      <loext:graphic-properties draw:fill="none"/>
      <style:paragraph-properties fo:background-color="transparent">
        <style:tab-stops>
          <style:tab-stop style:position="0in"/>
        </style:tab-stops>
      </style:paragraph-properties>
      <style:text-properties officeooo:rsid="0001c67e" officeooo:paragraph-rsid="000c474b"/>
    </style:style>
    <style:style style:name="P11" style:family="paragraph" style:parent-style-name="Standard" style:list-style-name="L2">
      <loext:graphic-properties draw:fill="none"/>
      <style:paragraph-properties fo:background-color="transparent">
        <style:tab-stops>
          <style:tab-stop style:position="0in"/>
        </style:tab-stops>
      </style:paragraph-properties>
      <style:text-properties officeooo:rsid="0009c7cf" officeooo:paragraph-rsid="0009c7cf"/>
    </style:style>
    <style:style style:name="P12" style:family="paragraph" style:parent-style-name="Standard" style:list-style-name="L2">
      <loext:graphic-properties draw:fill="none"/>
      <style:paragraph-properties fo:background-color="transparent">
        <style:tab-stops>
          <style:tab-stop style:position="0in"/>
        </style:tab-stops>
      </style:paragraph-properties>
      <style:text-properties officeooo:rsid="000baa02" officeooo:paragraph-rsid="000baa02"/>
    </style:style>
    <style:style style:name="P13" style:family="paragraph" style:parent-style-name="Standard" style:list-style-name="L2">
      <loext:graphic-properties draw:fill="none"/>
      <style:paragraph-properties fo:background-color="transparent">
        <style:tab-stops>
          <style:tab-stop style:position="0in"/>
        </style:tab-stops>
      </style:paragraph-properties>
      <style:text-properties officeooo:rsid="000baa02" officeooo:paragraph-rsid="000c474b"/>
    </style:style>
    <style:style style:name="P14" style:family="paragraph" style:parent-style-name="Standard" style:list-style-name="L2">
      <loext:graphic-properties draw:fill="none"/>
      <style:paragraph-properties fo:background-color="transparent">
        <style:tab-stops>
          <style:tab-stop style:position="0in"/>
        </style:tab-stops>
      </style:paragraph-properties>
      <style:text-properties officeooo:rsid="000c474b" officeooo:paragraph-rsid="000c474b"/>
    </style:style>
    <style:style style:name="P15" style:family="paragraph" style:parent-style-name="Standard" style:list-style-name="L2">
      <loext:graphic-properties draw:fill="none"/>
      <style:paragraph-properties fo:background-color="transparent">
        <style:tab-stops>
          <style:tab-stop style:position="0in"/>
        </style:tab-stops>
      </style:paragraph-properties>
      <style:text-properties officeooo:rsid="000c4f71" officeooo:paragraph-rsid="000c4f71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in"/>
        </style:tab-stops>
      </style:paragraph-properties>
      <style:text-properties officeooo:rsid="0008fda4" officeooo:paragraph-rsid="0008fda4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in"/>
        </style:tab-stops>
      </style:paragraph-properties>
      <style:text-properties officeooo:rsid="0001c67e" officeooo:paragraph-rsid="000e34fc"/>
    </style:style>
    <style:style style:name="P18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0in"/>
        </style:tab-stops>
      </style:paragraph-properties>
      <style:text-properties officeooo:rsid="0009c7cf" officeooo:paragraph-rsid="0009c7cf"/>
    </style:style>
    <style:style style:name="P19" style:family="paragraph" style:parent-style-name="Standard" style:master-page-name="">
      <loext:graphic-properties draw:fill="none"/>
      <style:paragraph-properties fo:margin-left="1.0618in" fo:margin-right="0in" fo:text-indent="-0.5618in" style:auto-text-indent="false" style:page-number="auto" fo:background-color="transparent">
        <style:tab-stops>
          <style:tab-stop style:position="0in"/>
        </style:tab-stops>
      </style:paragraph-properties>
      <style:text-properties officeooo:rsid="0001c67e" officeooo:paragraph-rsid="000e34fc"/>
    </style:style>
    <style:style style:name="P20" style:family="paragraph" style:parent-style-name="Standard">
      <loext:graphic-properties draw:fill="none"/>
      <style:paragraph-properties fo:margin-left="1.0618in" fo:margin-right="0in" fo:text-indent="-0.5618in" style:auto-text-indent="false" fo:background-color="transparent">
        <style:tab-stops>
          <style:tab-stop style:position="0in"/>
        </style:tab-stops>
      </style:paragraph-properties>
      <style:text-properties officeooo:rsid="0001c67e" officeooo:paragraph-rsid="000e34fc"/>
    </style:style>
    <style:style style:name="P21" style:family="paragraph" style:parent-style-name="Standard" style:master-page-name="">
      <loext:graphic-properties draw:fill="none"/>
      <style:paragraph-properties fo:margin-left="1.0618in" fo:margin-right="0in" fo:text-indent="-0.5618in" style:auto-text-indent="false" style:page-number="auto" fo:background-color="transparent">
        <style:tab-stops>
          <style:tab-stop style:position="0in"/>
        </style:tab-stops>
      </style:paragraph-properties>
      <style:text-properties officeooo:rsid="0001c67e" officeooo:paragraph-rsid="0001e04a"/>
    </style:style>
    <style:style style:name="P22" style:family="paragraph" style:parent-style-name="Standard" style:master-page-name="">
      <loext:graphic-properties draw:fill="none"/>
      <style:paragraph-properties fo:margin-left="1.0618in" fo:margin-right="0in" fo:text-indent="-0.5618in" style:auto-text-indent="false" style:page-number="auto" fo:background-color="transparent">
        <style:tab-stops>
          <style:tab-stop style:position="0in"/>
        </style:tab-stops>
      </style:paragraph-properties>
      <style:text-properties officeooo:rsid="0001c67e" officeooo:paragraph-rsid="000e34fc"/>
    </style:style>
    <style:style style:name="P23" style:family="paragraph" style:parent-style-name="Standard" style:master-page-name="">
      <loext:graphic-properties draw:fill="none"/>
      <style:paragraph-properties fo:margin-left="1.0618in" fo:margin-right="0in" fo:text-indent="-0.5618in" style:auto-text-indent="false" style:page-number="auto" fo:background-color="transparent">
        <style:tab-stops>
          <style:tab-stop style:position="0in"/>
        </style:tab-stops>
      </style:paragraph-properties>
      <style:text-properties officeooo:rsid="0001c67e" officeooo:paragraph-rsid="0001c67e"/>
    </style:style>
    <style:style style:name="T1" style:family="text">
      <style:text-properties officeooo:rsid="00039ad2"/>
    </style:style>
    <style:style style:name="T2" style:family="text">
      <style:text-properties officeooo:rsid="0004dadd"/>
    </style:style>
    <style:style style:name="T3" style:family="text">
      <style:text-properties officeooo:rsid="0008fda4"/>
    </style:style>
    <style:style style:name="T4" style:family="text">
      <style:text-properties officeooo:rsid="0009c7cf"/>
    </style:style>
    <style:style style:name="T5" style:family="text">
      <style:text-properties officeooo:rsid="000baa02"/>
    </style:style>
    <style:style style:name="T6" style:family="text">
      <style:text-properties officeooo:rsid="000c474b"/>
    </style:style>
    <style:style style:name="T7" style:family="text">
      <style:text-properties officeooo:rsid="000c4f71"/>
    </style:style>
    <style:style style:name="T8" style:family="text">
      <style:text-properties officeooo:rsid="000e34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seudo-code:</text:p>
      <text:list xml:id="list3542865036859205022" text:style-name="L2">
        <text:list-item>
          <text:p text:style-name="P8"><text:span text:style-name="T4">Parse</text:span> <text:span text:style-name="T3">the provided customer’s file</text:span></text:p>
          <text:list>
            <text:list-item>
              <text:p text:style-name="P14">csv file containing students information such as their ID numbers, names, class levels, and courses they are enrolled in</text:p>
            </text:list-item>
          </text:list>
        </text:list-item>
        <text:list-item>
          <text:p text:style-name="P13">Create variables for IDs, class levels, and courses</text:p>
        </text:list-item>
        <text:list-item>
          <text:p text:style-name="P13">Create an array for students’ IDs</text:p>
        </text:list-item>
        <text:list-item>
          <text:p text:style-name="P13">Create an array for students’ <text:span text:style-name="T6">courses</text:span></text:p>
        </text:list-item>
        <text:list-item>
          <text:p text:style-name="P14">Do not read the first line of the file</text:p>
        </text:list-item>
        <text:list-item>
          <text:p text:style-name="P11">While not the end of the <text:span text:style-name="T6">csv </text:span>file</text:p>
          <text:list>
            <text:list-item>
              <text:p text:style-name="P18">Print <text:span text:style-name="T3">students’ ID numbers, their first and last names, their class level, and courses they are enrolled in </text:span>from the provided csv file</text:p>
            </text:list-item>
            <text:list-item>
              <text:p text:style-name="P12">Read every <text:span text:style-name="T6">line and check the column containing students’ ID numbers</text:span></text:p>
              <text:list>
                <text:list-item>
                  <text:p text:style-name="P14">Add ID number to the array created above</text:p>
                </text:list-item>
                <text:list-item>
                  <text:p text:style-name="P12">If the ID number is already there, disregard the duplicate student</text:p>
                </text:list-item>
                <text:list-item>
                  <text:p text:style-name="P9"><text:span text:style-name="T5">If the ID number was unique, check the student’s class level</text:span></text:p>
                  <text:list>
                    <text:list-item>
                      <text:p text:style-name="P12">Increment the variable for the <text:span text:style-name="T7">appropriate </text:span>class level by 1</text:p>
                      <text:list>
                        <text:list-item>
                          <text:p text:style-name="P15">i.e. If the student was a Junior, increment a “junior” variable by 1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Read every line and check the column containing courses</text:p>
              <text:list>
                <text:list-item>
                  <text:p text:style-name="P12">Add courses to the array created above</text:p>
                </text:list-item>
                <text:list-item>
                  <text:p text:style-name="P12">If the course is already in the array, disregard the duplicate course</text:p>
                </text:list-item>
              </text:list>
            </text:list-item>
          </text:list>
        </text:list-item>
        <text:list-item>
          <text:p text:style-name="P10">Print the <text:span text:style-name="T6">number of unique students based on their IDs is on the provided csv file</text:span></text:p>
        </text:list-item>
        <text:list-item>
          <text:p text:style-name="P14">Print the number of unique students is on the provided csv file</text:p>
        </text:list-item>
        <text:list-item>
          <text:p text:style-name="P14">Print how many Freshmen, Sophomores, Juniors, and Seniors is on the provided csv file</text:p>
        </text:list-item>
        <text:list-item>
          <text:p text:style-name="P14">Print how many unique courses is on the provided csv file</text:p>
        </text:list-item>
      </text:list>
      <text:p text:style-name="P7"/>
      <text:p text:style-name="P17"><text:span text:style-name="T3">Requirements and </text:span>Test Cases:</text:p>
      <text:p text:style-name="P19"><text:span text:style-name="T1">Requirement: Read students’ ID numbers, their first and last names, their class level, and courses they are enrolled in</text:span></text:p>
      <text:p text:style-name="P2"><text:tab/>Verify: The <text:span text:style-name="T7">provided customers’ csv</text:span> file was read <text:span text:style-name="T1">and printed</text:span></text:p>
      <text:p text:style-name="P2"><text:tab/>Results: The <text:span text:style-name="T7">students’ IDs, names, class levels, and courses were printed from the</text:span> <text:span text:style-name="T7">csv </text:span>file </text:p>
      <text:p text:style-name="P2"/>
      <text:p text:style-name="P23"><text:span text:style-name="T1">Requirement: Calculate the number of unique students in the customer’s file based on their <text:s/>ID numbers</text:span></text:p>
      <text:p text:style-name="P1">Verify: Count the unique students <text:span text:style-name="T8">from the provided csv file, based on their unique ID numbers</text:span></text:p>
      <text:p text:style-name="P19">Results: Out of 2698 students in the file, only the unique students were counted and no</text:p>
      <text:p text:style-name="P20"><text:tab/>duplicate student can be found. The number was displayed properly</text:p>
      <text:p text:style-name="P3"/>
      <text:p text:style-name="P5">Requirement: Calculate the number of Seniors, Juniors, Sophomores, and Freshmen listed in the <text:span text:style-name="T8">provided</text:span> customer’s <text:s/><text:span text:style-name="T8">csv </text:span>file</text:p>
      <text:p text:style-name="P3">Verify: Count the number of seniors, juniors, sophomores, and freshmen on the list</text:p>
      <text:p text:style-name="P4">Results: Out of 2698 students in the file only the unique seniors, unique juniors, unique sophomores, and unique freshmen are counted. The number was displayed properly</text:p>
      <text:p text:style-name="P3"/>
      <text:p text:style-name="P5">Requirement: Calculate the number of unique courses <text:span text:style-name="T2">present in the provided customer’s csv file</text:span></text:p>
      <text:p text:style-name="P3">Verify: Count the number of unique courses</text:p>
      <text:p text:style-name="P21"><text:soft-page-break/>Results: All <text:span text:style-name="T8">unique </text:span>courses were counted only once, providing a number of courses open for students. The number was displayed properly</text:p>
      <text:p text:style-name="P3"/>
      <text:p text:style-name="P6"><text:span text:style-name="T8">Optional </text:span>Requirement: Count the amount of students, <text:span text:style-name="T8">based on their unique ID numbers,</text:span> in each course listed in the <text:span text:style-name="T8">provided </text:span>customer’s <text:span text:style-name="T8">csv </text:span>file</text:p>
      <text:p text:style-name="P3">Verify: Count the number of students enrolled in each course</text:p>
      <text:p text:style-name="P3">Results: Students in each course were counted and the number was displayed proper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7:52:14.676336712</meta:creation-date>
    <dc:date>2016-09-08T20:48:33.810130733</dc:date>
    <meta:editing-duration>PT13M55S</meta:editing-duration>
    <meta:editing-cycles>3</meta:editing-cycles>
    <meta:generator>LibreOffice/5.1.3.2$Linux_X86_64 LibreOffice_project/10$Build-2</meta:generator>
    <meta:document-statistic meta:table-count="0" meta:image-count="0" meta:object-count="0" meta:page-count="2" meta:paragraph-count="39" meta:word-count="501" meta:character-count="2904" meta:non-whitespace-character-count="2457"/>
  </office:meta>
</office:document-meta>
</file>